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/piece (USD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price (USD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DS3115 Metal gear servo</text:p>
          </table:table-cell>
          <table:table-cell office:value-type="float" office:value="9.55" calcext:value-type="float">
            <text:p>9.55</text:p>
          </table:table-cell>
          <table:table-cell office:value-type="float" office:value="5" calcext:value-type="float">
            <text:p>5</text:p>
          </table:table-cell>
          <table:table-cell table:formula="of:=[.C2]*[.D2]" office:value-type="float" office:value="47.75" calcext:value-type="float">
            <text:p>47.75</text:p>
          </table:table-cell>
          <table:table-cell office:value-type="string" calcext:value-type="string">
            <text:p>http://www.aliexpress.com/store/product/Free-shipping-Original-factory-RDS3115-Metal-gear-digital-servo-Robot-servo-arduino-servo-for-Robot-diy/517382_714542078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ca </text:p>
          </table:table-cell>
          <table:table-cell table:formula="of:=590000/20000" office:value-type="float" office:value="29.5" calcext:value-type="float">
            <text:p>29.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29.5" calcext:value-type="float">
            <text:p>29.5</text:p>
          </table:table-cell>
          <table:table-cell office:value-type="string" calcext:value-type="string">
            <text:p>http://www.sonbanggroup.com/tin-tuc-qc/241-can-mua-tam-nhua-mica-tai-binh-duong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0:55:54.438373258</meta:creation-date>
    <dc:date>2015-03-30T11:34:45.934352834</dc:date>
    <meta:editing-duration>PT23M31S</meta:editing-duration>
    <meta:editing-cycles>1</meta:editing-cycles>
    <meta:document-statistic meta:table-count="1" meta:cell-count="30" meta:object-count="0"/>
    <meta:generator>LibreOffice/4.2.7.2$Linux_X86_64 LibreOffice_project/420m0$Build-2</meta:generator>
  </office:meta>
</office:document-meta>
</file>